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57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405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v-open-restaur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staurant Nam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uisine Type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9 Craft Kitchen &amp; Bar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4:00 PM - 8:00 PM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Art Cliff Diner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7:00 AM - 2:00 PM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The Attic at Waterside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3:30 PM - 9:00 PM</text:p>
          </table:table-cell>
          <table:table-cell office:value-type="string" calcext:value-type="string">
            <text:p>Upscal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each Road Restaurant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5:00 PM - 8:00 PM</text:p>
          </table:table-cell>
          <table:table-cell office:value-type="string" calcext:value-type="string">
            <text:p>Fine Dining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The Black Dog Bakery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5:30 AM - 5:00 PM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The Black Dog Bakery Café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6:00 AM - 7:00 PM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The Black Dog Tavern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7:00 AM - 3:00 PM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obby B's Restaurant &amp; Bakery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6:30 AM - 9:30 PM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tboat Coffee Co.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7:00 AM - 4:00 PM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Island Fresh Pizza &amp; Subs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6:00 AM - 9:00 PM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ado Asian Bistro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11:00 AM - 9:00 PM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cha Mott's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6:00 AM - 5:00 PM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's Nook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9:00 AM - 2:00 PM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Ocean Club Restaurant &amp; Bar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4:00 PM - 11:00 PM</text:p>
          </table:table-cell>
          <table:table-cell office:value-type="string" calcext:value-type="string">
            <text:p>Fine Dining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Vineyard Grill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10:30 AM - 11:00 PM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neyard Grocer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6:00 AM - 5:30 P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terside Market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7:00 AM - 5:00 P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Wolf's Den Pizzeria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10:30 AM - 9:00 PM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angkok Thai Cuisine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4:00 PM - 9:00 PM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he Barn Bowl &amp; Bistro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11:30 AM - 9:30 PM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lack Joy Kitchen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10:00 AM - 3:00 PM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norary Tavern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8:00 AM - 8:00 PM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ffshore Ale Co.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11:30 AM - 9:00 PM</text:p>
          </table:table-cell>
          <table:table-cell office:value-type="string" calcext:value-type="string">
            <text:p>Brewery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Reliable Market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9:00 AM - 1:00 P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arky's Cantina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11:30 AM - 11:30 PM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Tony's Market &amp; Deli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6:30 AM - 9:00 PM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nston's Kitchen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8:00 AM - 8:00 PM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China House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1:00 AM - 9:00 PM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zy Corner Café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8:30 AM - 3:00 PM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Dip 02539 Coffee Shop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5:00 AM - 4:00 PM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ck Street Coffee Shop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6:30 AM - 1:30 PM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Edgartown Diner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8:00 AM - 2:00 PM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gartown Meat &amp; Fish Market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7:00 AM - 6:00 P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gartown Pizza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0:30 AM - 7:30 PM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Espresso Love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7:00 AM - 4:00 PM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Indigo Indian Restaurant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1:00 AM - 10:00 P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Morning Glory Farm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9:00 AM - 5:30 PM</text:p>
          </table:table-cell>
          <table:table-cell office:value-type="string" calcext:value-type="string">
            <text:p>Farm Mark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Newes From America Pub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2:00 PM - 6:00 PM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Rockfish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1:30 AM - 12:30 AM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Soigné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0:00 AM - 6:00 PM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Square Rigger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5:00 PM - 9:00 PM</text:p>
          </table:table-cell>
          <table:table-cell office:value-type="string" calcext:value-type="string">
            <text:p>Fine Dining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Stop &amp; Shop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7:00 AM - 9:00 PM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wn Bar &amp; Grill MV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2:00 PM - 10:00 PM</text:p>
          </table:table-cell>
          <table:table-cell office:value-type="string" calcext:value-type="string">
            <text:p>Contemporary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Wharf Restaurant &amp; Pub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1:30 AM - 12:30 AM</text:p>
          </table:table-cell>
          <table:table-cell office:value-type="string" calcext:value-type="string">
            <text:p>Seafood</text:p>
          </table:table-cell>
          <table:table-cell/>
        </table:table-row>
        <table:table-row table:style-name="ro1">
          <table:table-cell office:value-type="string" calcext:value-type="string">
            <text:p>Wolf's Den Pizzeria</text:p>
          </table:table-cell>
          <table:table-cell office:value-type="string" calcext:value-type="string">
            <text:p>Edgartown</text:p>
          </table:table-cell>
          <table:table-cell office:value-type="string" calcext:value-type="string">
            <text:p>11:00 AM - 9:00 PM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eetlebung Farm Stand</text:p>
          </table:table-cell>
          <table:table-cell office:value-type="string" calcext:value-type="string">
            <text:p>Chilmark</text:p>
          </table:table-cell>
          <table:table-cell office:value-type="string" calcext:value-type="string">
            <text:p>8:00 AM - 6:00 PM</text:p>
          </table:table-cell>
          <table:table-cell office:value-type="string" calcext:value-type="string">
            <text:p>Farm Sta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nemsha Fish Market</text:p>
          </table:table-cell>
          <table:table-cell office:value-type="string" calcext:value-type="string">
            <text:p>Chilmark</text:p>
          </table:table-cell>
          <table:table-cell office:value-type="string" calcext:value-type="string">
            <text:p>12:00 PM - 4:00 PM</text:p>
          </table:table-cell>
          <table:table-cell office:value-type="string" calcext:value-type="string">
            <text:p>Seafood Mark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Tabor Farm Stand</text:p>
          </table:table-cell>
          <table:table-cell office:value-type="string" calcext:value-type="string">
            <text:p>Chilmark</text:p>
          </table:table-cell>
          <table:table-cell office:value-type="string" calcext:value-type="string">
            <text:p>6:30 AM - 5:00 PM</text:p>
          </table:table-cell>
          <table:table-cell office:value-type="string" calcext:value-type="string">
            <text:p>Farm Sta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ange Peel Bakery</text:p>
          </table:table-cell>
          <table:table-cell office:value-type="string" calcext:value-type="string">
            <text:p>Aquinnah</text:p>
          </table:table-cell>
          <table:table-cell office:value-type="string" calcext:value-type="string">
            <text:p>7:00 AM - 5:00 PM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lane View Restaurant</text:p>
          </table:table-cell>
          <table:table-cell office:value-type="string" calcext:value-type="string">
            <text:p>West Tisbury</text:p>
          </table:table-cell>
          <table:table-cell office:value-type="string" calcext:value-type="string">
            <text:p>7:00 AM - 3:00 PM</text:p>
          </table:table-cell>
          <table:table-cell office:value-type="string" calcext:value-type="string">
            <text:p>Diner</text:p>
          </table:table-cell>
          <table:table-cell/>
        </table:table-row>
        <table:table-row table:style-name="ro1">
          <table:table-cell office:value-type="string" calcext:value-type="string">
            <text:p>First Light Café @ MV Museum</text:p>
          </table:table-cell>
          <table:table-cell office:value-type="string" calcext:value-type="string">
            <text:p>Vineyard Haven</text:p>
          </table:table-cell>
          <table:table-cell office:value-type="string" calcext:value-type="string">
            <text:p>10:00 AM - 4:00 PM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6-01-19T23:14:33.726307895</dc:date>
    <meta:editing-duration>P8DT4M32S</meta:editing-duration>
    <meta:editing-cycles>1</meta:editing-cycles>
    <meta:document-statistic meta:table-count="1" meta:cell-count="258" meta:object-count="0"/>
    <meta:generator>XLSXEditor/1.0.0.0$MacOSX_AARCH64 LibreOffice_project/e114eadc50a9ff8d8c8a0567d6da8f454beeb84f</meta:generator>
  </office:meta>
</office:document-meta>
</file>